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39cm"/>
    </style:style>
    <style:style style:name="gr2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99ff" draw:textarea-horizontal-align="justify" draw:textarea-vertical-align="middle" draw:auto-grow-height="true" fo:min-height="2.29cm" fo:wrap-option="wrap"/>
    </style:style>
    <style:style style:name="gr4" style:family="graphic" style:parent-style-name="standard">
      <style:graphic-properties draw:fill="solid" draw:fill-color="#0099ff" draw:textarea-horizontal-align="justify" draw:textarea-vertical-align="middle" draw:auto-grow-height="true" fo:min-height="0.703cm" fo:wrap-option="wrap"/>
    </style:style>
    <style:style style:name="gr5" style:family="graphic" style:parent-style-name="standard">
      <style:graphic-properties draw:fill="solid" draw:fill-color="#0099ff" draw:textarea-horizontal-align="justify" draw:textarea-vertical-align="middle" draw:auto-grow-height="true" fo:min-height="2.29cm" fo:min-width="11.415cm" fo:wrap-option="wrap"/>
    </style:style>
    <style:style style:name="gr6" style:family="graphic" style:parent-style-name="standard">
      <style:graphic-properties draw:fill="solid" draw:fill-color="#0099ff" draw:textarea-horizontal-align="justify" draw:textarea-vertical-align="middle" draw:auto-grow-height="true" fo:min-height="1.5cm" fo:wrap-option="wrap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line-height="150%" fo:text-align="center"/>
      <style:text-properties fo:font-size="16pt" style:font-size-asian="16pt" style:font-size-complex="16pt"/>
    </style:style>
    <style:style style:name="P2" style:family="paragraph">
      <style:paragraph-properties fo:text-align="center"/>
      <style:text-properties fo:font-family="Vrinda" style:font-family-generic="swiss" style:font-pitch="variable" fo:font-size="11pt" fo:font-weight="normal" style:font-size-asian="18pt" style:font-weight-asian="normal" style:font-size-complex="18pt" style:font-weight-complex="normal"/>
    </style:style>
    <style:style style:name="P3" style:family="paragraph">
      <style:paragraph-properties fo:text-align="center"/>
      <style:text-properties fo:font-family="Vrinda" style:font-family-generic="swiss" style:font-pitch="variable" fo:font-size="11pt" style:font-size-asian="18pt" style:font-size-complex="18pt"/>
    </style:style>
    <style:style style:name="P4" style:family="paragraph">
      <style:paragraph-properties fo:text-align="center"/>
      <style:text-properties fo:font-family="Vrinda" style:font-family-generic="swiss" style:font-pitch="variable" fo:font-size="11pt" style:font-size-asian="11pt" style:font-size-complex="11pt"/>
    </style:style>
    <style:style style:name="P5" style:family="paragraph">
      <style:text-properties fo:font-family="Vrinda" style:font-family-generic="swiss" style:font-pitch="variable" fo:font-size="11pt" style:font-size-asian="11pt" style:font-size-complex="11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family="Vrinda" style:font-family-generic="swiss" style:font-pitch="variable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9.84cm" svg:height="1.089cm" svg:x="3.062cm" svg:y="-0.069cm">
          <draw:text-box>
            <text:p text:style-name="P1"><text:span text:style-name="T1">User downloading data from stranger</text:span></text:p>
          </draw:text-box>
        </draw:frame>
        <draw:custom-shape draw:style-name="gr2" draw:text-style-name="P2" draw:layer="layout" svg:width="2.54cm" svg:height="1.27cm" svg:x="-6.513cm" svg:y="6.808cm">
          <text:p text:style-name="P2"><text:span text:style-name="T2">Local dat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3" draw:layer="layout" svg:width="3.302cm" svg:height="2.54cm" svg:x="16.16cm" svg:y="11.434cm">
          <text:p text:style-name="P3">Encrypt using </text:p>
          <text:p text:style-name="P3">encryptrsync and</text:p>
          <text:p text:style-name="P3"><text:s/>separate keys </text:p>
          <text:p text:style-name="P3">for each file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xml:id="id1" draw:id="id1" draw:layer="layout" svg:width="2.921cm" svg:height="2.54cm" svg:x="0.22cm" svg:y="1.296cm">
          <text:p text:style-name="P3">Rsync appropriate file key profile to use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draw:layer="layout" svg:width="3.775cm" svg:height="2.54cm" svg:x="15.56cm" svg:y="6.735cm">
          <text:p text:style-name="P3">Encrypt sets of file keys for various user profiles using user key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2.54cm" svg:height="1.27cm" svg:x="17.049cm" svg:y="1.909cm">
          <text:p text:style-name="P3">File key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draw:layer="layout" svg:width="2.54cm" svg:height="1.27cm" svg:x="16.414cm" svg:y="0.512cm">
          <text:p text:style-name="P3">User key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4" draw:layer="layout" svg:width="3.429cm" svg:height="2.632cm" svg:x="-5.684cm" svg:y="2.29cm">
          <text:p text:style-name="P4"><text:span text:style-name="T3">Is file </text:span></text:p>
          <text:p text:style-name="P4"><text:span text:style-name="T3">public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3" draw:layer="layout" svg:width="2.136cm" svg:height="2.54cm" svg:x="16.541cm" svg:y="3.687cm">
          <text:p text:style-name="P3">Generate new file ke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draw:layer="layout" svg:width="4.256cm" svg:height="3.698cm" svg:x="-6.765cm" svg:y="8.767cm">
          <text:p text:style-name="P4"><text:span text:style-name="T3">Is file </text:span></text:p>
          <text:p text:style-name="P4"><text:span text:style-name="T3">new t</text:span>o stranger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" draw:text-style-name="P5" draw:layer="layout" svg:width="1.27cm" svg:height="0.889cm" svg:x="-3.725cm" svg:y="12.831cm">
          <draw:text-box>
            <text:p text:style-name="P5"><text:span text:style-name="T4">Yes</text:span></text:p>
          </draw:text-box>
        </draw:frame>
        <draw:frame draw:style-name="gr7" draw:text-style-name="P5" draw:layer="layout" svg:width="1.27cm" svg:height="0.889cm" svg:x="-5.049cm" svg:y="13.193cm">
          <draw:text-box>
            <text:p text:style-name="P5"><text:span text:style-name="T4">No</text:span></text:p>
          </draw:text-box>
        </draw:frame>
        <draw:custom-shape draw:style-name="gr3" draw:text-style-name="P3" xml:id="id3" draw:id="id3" draw:layer="layout" svg:width="2.198cm" svg:height="2.54cm" svg:x="9.382cm" svg:y="1.296cm">
          <text:p text:style-name="P3">Rsync to use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3" xml:id="id2" draw:id="id2" draw:layer="layout" svg:width="3.556cm" svg:height="2.54cm" svg:x="4.43cm" svg:y="1.296cm">
          <text:p text:style-name="P3">Stranger merges deltas to get encrypted version of desired fi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4" draw:id="id4" draw:layer="layout" svg:width="2.136cm" svg:height="2.54cm" svg:x="12.965cm" svg:y="1.296cm">
          <text:p text:style-name="P3">User decrypts fil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4" draw:layer="layout" draw:type="curve" svg:x1="3.141cm" svg:y1="2.566cm" svg:x2="4.43cm" svg:y2="2.566cm" draw:start-shape="id1" draw:start-glue-point="7" draw:end-shape="id2" draw:end-glue-point="5" svg:d="m3141 2566h1289">
          <text:p/>
        </draw:connector>
        <draw:connector draw:style-name="gr8" draw:text-style-name="P4" draw:layer="layout" draw:type="curve" svg:x1="7.986cm" svg:y1="2.566cm" svg:x2="9.382cm" svg:y2="2.566cm" draw:start-shape="id2" draw:start-glue-point="7" draw:end-shape="id3" draw:end-glue-point="5" svg:d="m7986 2566h1396">
          <text:p/>
        </draw:connector>
        <draw:connector draw:style-name="gr8" draw:text-style-name="P4" draw:layer="layout" draw:type="curve" svg:x1="11.58cm" svg:y1="2.566cm" svg:x2="12.965cm" svg:y2="2.566cm" draw:start-shape="id3" draw:start-glue-point="7" draw:end-shape="id4" draw:end-glue-point="5" svg:d="m11580 2566h1385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4cm" fo:margin-bottom="0cm" fo:margin-left="0.031cm" fo:margin-right="0cm" fo:page-width="15.2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01T13:44:18.59</meta:creation-date>
    <dc:date>2012-02-01T20:27:10.11</dc:date>
    <meta:editing-duration>PT6H41M28S</meta:editing-duration>
    <meta:editing-cycles>12</meta:editing-cycles>
    <meta:generator>LibreOffice/3.4$Win32 LibreOffice_project/340m1$Build-302</meta:generator>
    <meta:document-statistic meta:object-count="18"/>
  </office:meta>
</office:document-meta>
</file>